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40d6" officeooo:paragraph-rsid="000a40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from __future__ import unicode_literals</text:p>
      <text:p text:style-name="P1">from django.db import models</text:p>
      <text:p text:style-name="P1"></text:p>
      <text:p text:style-name="P1"></text:p>
      <text:p text:style-name="P1">class Piece(models.Model):</text:p>
      <text:p text:style-name="P1"></text:p>
      <text:p text:style-name="P1"><text:tab/>catalogue_id = models.CharField(max_length=45)</text:p>
      <text:p text:style-name="P1"><text:tab/>heath_id = models.CharField(max_length=45, blank=True)</text:p>
      <text:p text:style-name="P1"><text:tab/>piece_name = models.CharField(max_length=45, blank=True)</text:p>
      <text:p text:style-name="P1"><text:tab/>piece_description = models.CharField(max_length=2000, blank=True)</text:p>
      <text:p text:style-name="P1"><text:tab/>manufactured_date = models.DateField(blank=True, null=True)</text:p>
      <text:p text:style-name="P1"><text:tab/>length_inches = models.IntegerField(blank=True, null=True)</text:p>
      <text:p text:style-name="P1"><text:tab/>width_inches = models.IntegerField(blank=True, null=True)</text:p>
      <text:p text:style-name="P1"><text:tab/>height_inches = models.IntegerField(blank=True, null=True)</text:p>
      <text:p text:style-name="P1"><text:tab/>weight_ounces = models.IntegerField(blank=True, null=True)</text:p>
      <text:p text:style-name="P1"><text:tab/>length_mm = models.IntegerField(blank=True, null=True)</text:p>
      <text:p text:style-name="P1"><text:tab/>width_mm = models.IntegerField(blank=True, null=True)</text:p>
      <text:p text:style-name="P1"><text:tab/>height_mm = models.IntegerField(blank=True, null=True)</text:p>
      <text:p text:style-name="P1"><text:tab/>weight_grams = models.IntegerField(blank=True, null=True)</text:p>
      <text:p text:style-name="P1"><text:tab/>cataloguer = models.CharField(max_length=45, blank=True)</text:p>
      <text:p text:style-name="P1"><text:tab/>catalogue_date = models.DateField(blank=True, null=True)</text:p>
      <text:p text:style-name="P1"><text:tab/>condition = models.IntegerField(blank=True, null=True)</text:p>
      <text:p text:style-name="P1"><text:tab/>#many to one</text:p>
      <text:p text:style-name="P1"><text:tab/>exhibition = models.ForeignKey('Exhibition')</text:p>
      <text:p text:style-name="P1"><text:tab/>publication = models.ForeignKey('Publication')</text:p>
      <text:p text:style-name="P1"></text:p>
      <text:p text:style-name="P1"><text:tab/>def __str__(self):</text:p>
      <text:p text:style-name="P1"><text:tab/><text:tab/>return self.piece_name</text:p>
      <text:p text:style-name="P1"></text:p>
      <text:p text:style-name="P1"></text:p>
      <text:p text:style-name="P1">conditions = (</text:p>
      <text:p text:style-name="P1"><text:tab/>('a', 'Pristine' ),</text:p>
      <text:p text:style-name="P1"><text:tab/>('b', 'Used, good'),</text:p>
      <text:p text:style-name="P1"><text:tab/>('c', 'Used, worn'),</text:p>
      <text:p text:style-name="P1"><text:tab/>('d', 'Cracked / chipped'),</text:p>
      <text:p text:style-name="P1"><text:tab/>('e', 'Broken'),</text:p>
      <text:p text:style-name="P1"><text:tab/>)</text:p>
      <text:p text:style-name="P1">#choice</text:p>
      <text:p text:style-name="P1">class ConditionChoice(models.Model):</text:p>
      <text:p text:style-name="P1"></text:p>
      <text:p text:style-name="P1"><text:tab/>name = models.CharField(max_length=60)</text:p>
      <text:p text:style-name="P1"><text:tab/>condition = models.CharField(max_length=1, choices=conditions)</text:p>
      <text:p text:style-name="P1"></text:p>
      <text:p text:style-name="P1"><text:tab/>def __str__(self):</text:p>
      <text:p text:style-name="P1"><text:tab/><text:tab/>return self.name</text:p>
      <text:p text:style-name="P1"></text:p>
      <text:p text:style-name="P1">#many to many</text:p>
      <text:p text:style-name="P1">class Documentation(models.Model):</text:p>
      <text:p text:style-name="P1"><text:soft-page-break/><text:tab/>documentation_name = models.CharField(max_length=45, blank=True)</text:p>
      <text:p text:style-name="P1"><text:tab/>documentation_pieces = models.ManyToManyField(Piece, through="documentation_link_piece")</text:p>
      <text:p text:style-name="P1"></text:p>
      <text:p text:style-name="P1"><text:tab/>def __str__(self):</text:p>
      <text:p text:style-name="P1"><text:tab/><text:tab/>return self.documentation_name</text:p>
      <text:p text:style-name="P1"></text:p>
      <text:p text:style-name="P1">class documentation_link_piece(models.Model):</text:p>
      <text:p text:style-name="P1"><text:tab/>documentation = models.ForeignKey(Documentation)</text:p>
      <text:p text:style-name="P1"><text:tab/>piece = models.ForeignKey(Piece)</text:p>
      <text:p text:style-name="P1"><text:tab/>documentation_date = models.DateField(blank=True, null=True)</text:p>
      <text:p text:style-name="P1"><text:tab/>documentation_author = models.CharField(max_length=45, blank=True)</text:p>
      <text:p text:style-name="P1"><text:tab/>documentation_media = models.CharField(max_length=45, blank=True)</text:p>
      <text:p text:style-name="P1"><text:tab/>documentation_location = models.CharField(max_length=45, blank=True)</text:p>
      <text:p text:style-name="P1"></text:p>
      <text:p text:style-name="P1"><text:tab/>def __str__(self):</text:p>
      <text:p text:style-name="P1"><text:tab/><text:tab/>return "documentation_link_piece"</text:p>
      <text:p text:style-name="P1"></text:p>
      <text:p text:style-name="P1">#one to many</text:p>
      <text:p text:style-name="P1">#one exhibition has many pieces, foreign key is exibition_id and is in pieces</text:p>
      <text:p text:style-name="P1">#exhibition = models.ForeignKey('exhibition')</text:p>
      <text:p text:style-name="P1">class Exhibition(models.Model):</text:p>
      <text:p text:style-name="P1"><text:tab/>exhibition_name = models.CharField(max_length=45, blank=True)</text:p>
      <text:p text:style-name="P1"><text:tab/>exhibition_date = models.DateField(blank=True, null=True)</text:p>
      <text:p text:style-name="P1"><text:tab/>exhibition_description = models.CharField(max_length=1000, blank=True)</text:p>
      <text:p text:style-name="P1"></text:p>
      <text:p text:style-name="P1"><text:tab/>def __str__(self):</text:p>
      <text:p text:style-name="P1"><text:tab/><text:tab/>return self.exhibition_name</text:p>
      <text:p text:style-name="P1"></text:p>
      <text:p text:style-name="P1">#many to many</text:p>
      <text:p text:style-name="P1"></text:p>
      <text:p text:style-name="P1">class GlazeLookup(models.Model):</text:p>
      <text:p text:style-name="P1"><text:tab/>glaze_name = models.CharField(max_length=45, blank=True)</text:p>
      <text:p text:style-name="P1"><text:tab/>glaze_pieces = models.ManyToManyField(Piece, through="glaze_link_piece")</text:p>
      <text:p text:style-name="P1"><text:tab/>glaze_description = models.CharField(max_length=500, blank=True)</text:p>
      <text:p text:style-name="P1"><text:tab/>glaze_begin_date = models.DateField(blank=True, null=True)</text:p>
      <text:p text:style-name="P1"><text:tab/>glaze_end_date = models.DateField(blank=True, null=True)</text:p>
      <text:p text:style-name="P1"></text:p>
      <text:p text:style-name="P1"><text:tab/>def __str__(self):</text:p>
      <text:p text:style-name="P1"><text:tab/><text:tab/>return self.glaze_name</text:p>
      <text:p text:style-name="P1"></text:p>
      <text:p text:style-name="P1">class glaze_link_piece(models.Model):</text:p>
      <text:p text:style-name="P1"><text:tab/>piece = models.ForeignKey(Piece)</text:p>
      <text:p text:style-name="P1"><text:tab/>glaze = models.ForeignKey(GlazeLookup)</text:p>
      <text:p text:style-name="P1"></text:p>
      <text:p text:style-name="P1"><text:tab/>def __str__(self):</text:p>
      <text:p text:style-name="P1"><text:tab/><text:tab/>return "glaze_link_piece"</text:p>
      <text:p text:style-name="P1"></text:p>
      <text:p text:style-name="P1">#many to many</text:p>
      <text:p text:style-name="P1"><text:soft-page-break/>class HeathLineLookup(models.Model):</text:p>
      <text:p text:style-name="P1"><text:tab/>heath_line_name = models.CharField(max_length=45, blank=True)</text:p>
      <text:p text:style-name="P1"><text:tab/>heath_line_pieces = models.ManyToManyField(Piece, through="heath_line_link_piece")</text:p>
      <text:p text:style-name="P1"><text:tab/>heath_line_begin_date = models.DateField(blank=True, null=True)</text:p>
      <text:p text:style-name="P1"><text:tab/>heath_line_end_date = models.DateField(blank=True, null=True)</text:p>
      <text:p text:style-name="P1"></text:p>
      <text:p text:style-name="P1"><text:tab/>def __str__(self):</text:p>
      <text:p text:style-name="P1"><text:tab/><text:tab/>return self.heath_line_name</text:p>
      <text:p text:style-name="P1"></text:p>
      <text:p text:style-name="P1">class heath_line_link_piece(models.Model):</text:p>
      <text:p text:style-name="P1"><text:tab/>piece = models.ForeignKey(Piece)</text:p>
      <text:p text:style-name="P1"><text:tab/>heath_line = models.ForeignKey(HeathLineLookup)</text:p>
      <text:p text:style-name="P1"></text:p>
      <text:p text:style-name="P1"><text:tab/>def __str__(self):</text:p>
      <text:p text:style-name="P1"><text:tab/><text:tab/>return "heath_line_link_piece"</text:p>
      <text:p text:style-name="P1"></text:p>
      <text:p text:style-name="P1">#one to one</text:p>
      <text:p text:style-name="P1">class Logo(models.Model):</text:p>
      <text:p text:style-name="P1"><text:tab/>Logo_name = models.CharField(max_length=45, blank=True)</text:p>
      <text:p text:style-name="P1"><text:tab/>Piece = models.OneToOneField(Piece, primary_key=True)</text:p>
      <text:p text:style-name="P1"><text:tab/>#Logo = models.OneToOneField(Logo, related_name='Logo')</text:p>
      <text:p text:style-name="P1"><text:tab/>logo_description = models.CharField(max_length=200, blank=True)</text:p>
      <text:p text:style-name="P1"><text:tab/>stamp_name = models.CharField(max_length=45, blank=True)</text:p>
      <text:p text:style-name="P1"><text:tab/>picture = models.TextField(blank=True)</text:p>
      <text:p text:style-name="P1"></text:p>
      <text:p text:style-name="P1"><text:tab/>def __str__(self):</text:p>
      <text:p text:style-name="P1"><text:tab/><text:tab/>return self.Logo_name</text:p>
      <text:p text:style-name="P1"></text:p>
      <text:p text:style-name="P1"></text:p>
      <text:p text:style-name="P1">#many to many</text:p>
      <text:p text:style-name="P1">class MakerLookup(models.Model):</text:p>
      <text:p text:style-name="P1"><text:tab/>maker_name = models.CharField(max_length=45, blank=True)</text:p>
      <text:p text:style-name="P1"><text:tab/>maker_pieces = models.ManyToManyField(Piece, through="maker_link_piece")</text:p>
      <text:p text:style-name="P1"><text:tab/>maker_location = models.CharField(max_length=45, blank=True)</text:p>
      <text:p text:style-name="P1"><text:tab/>maker_start_date = models.DateField(blank=True, null=True)</text:p>
      <text:p text:style-name="P1"><text:tab/>maker_stop_date = models.DateField(blank=True, null=True)</text:p>
      <text:p text:style-name="P1"><text:tab/>maker_description = models.CharField(max_length=200, blank=True)</text:p>
      <text:p text:style-name="P1"></text:p>
      <text:p text:style-name="P1"><text:tab/>def __str__(self):</text:p>
      <text:p text:style-name="P1"><text:tab/><text:tab/>return self.maker_name</text:p>
      <text:p text:style-name="P1"></text:p>
      <text:p text:style-name="P1">class maker_link_piece(models.Model):</text:p>
      <text:p text:style-name="P1"><text:tab/>Piece = models.ForeignKey(Piece)</text:p>
      <text:p text:style-name="P1"><text:tab/>MakerLookup = models.ForeignKey(MakerLookup)</text:p>
      <text:p text:style-name="P1"></text:p>
      <text:p text:style-name="P1"><text:tab/>def __str__(self):</text:p>
      <text:p text:style-name="P1"><text:tab/><text:tab/>return "maker_link_piece"</text:p>
      <text:p text:style-name="P1"></text:p>
      <text:p text:style-name="P1">#many to many</text:p>
      <text:p text:style-name="P1"><text:soft-page-break/>class MaterialLookup(models.Model):</text:p>
      <text:p text:style-name="P1"><text:tab/>material_name = models.CharField(max_length=45, blank=True)</text:p>
      <text:p text:style-name="P1"><text:tab/>material_pieces = models.ManyToManyField(Piece, through="material_link_piece")</text:p>
      <text:p text:style-name="P1"><text:tab/>material_description = models.CharField(max_length=100, blank=True)</text:p>
      <text:p text:style-name="P1"></text:p>
      <text:p text:style-name="P1"><text:tab/>def __str__(self):</text:p>
      <text:p text:style-name="P1"><text:tab/><text:tab/>return self.material_name</text:p>
      <text:p text:style-name="P1"></text:p>
      <text:p text:style-name="P1">class material_link_piece(models.Model):</text:p>
      <text:p text:style-name="P1"><text:tab/>Piece = models.ForeignKey(Piece)</text:p>
      <text:p text:style-name="P1"><text:tab/>MaterialLookup = models.ForeignKey(MaterialLookup)</text:p>
      <text:p text:style-name="P1"></text:p>
      <text:p text:style-name="P1"><text:tab/>def __str__(self):</text:p>
      <text:p text:style-name="P1"><text:tab/><text:tab/>return "material_link_piece"</text:p>
      <text:p text:style-name="P1"></text:p>
      <text:p text:style-name="P1">#many to many</text:p>
      <text:p text:style-name="P1">class MethodLookup(models.Model):</text:p>
      <text:p text:style-name="P1"><text:tab/>method_name = models.CharField(max_length=45, blank=True)</text:p>
      <text:p text:style-name="P1"><text:tab/>method_pieces = models.ManyToManyField(Piece, through="method_link_piece")</text:p>
      <text:p text:style-name="P1"><text:tab/>method_description = models.CharField(max_length=500, blank=True)</text:p>
      <text:p text:style-name="P1"></text:p>
      <text:p text:style-name="P1"><text:tab/>def __str__(self):</text:p>
      <text:p text:style-name="P1"><text:tab/><text:tab/>return self.method_name</text:p>
      <text:p text:style-name="P1"></text:p>
      <text:p text:style-name="P1">class method_link_piece(models.Model):</text:p>
      <text:p text:style-name="P1"><text:tab/>Piece = models.ForeignKey(Piece)</text:p>
      <text:p text:style-name="P1"><text:tab/>MethodLookup = models.ForeignKey( MethodLookup)</text:p>
      <text:p text:style-name="P1"></text:p>
      <text:p text:style-name="P1"><text:tab/>def __str__(self):</text:p>
      <text:p text:style-name="P1"><text:tab/><text:tab/>return "method_link_piece"</text:p>
      <text:p text:style-name="P1"></text:p>
      <text:p text:style-name="P1"></text:p>
      <text:p text:style-name="P1"></text:p>
      <text:p text:style-name="P1"></text:p>
      <text:p text:style-name="P1">#one to many</text:p>
      <text:p text:style-name="P1">#one publication has many pieces, foreign key is publication_id and is in table 'Pieces'</text:p>
      <text:p text:style-name="P1">#publication = models.ForeignKey('publication')</text:p>
      <text:p text:style-name="P1"></text:p>
      <text:p text:style-name="P1">class Publication(models.Model):</text:p>
      <text:p text:style-name="P1"><text:tab/>publication_name = models.CharField(max_length=45, blank=True)</text:p>
      <text:p text:style-name="P1"><text:tab/>publication_date = models.DateField(blank=True, null=True)</text:p>
      <text:p text:style-name="P1"><text:tab/>publication_author = models.CharField(max_length=45, blank=True)</text:p>
      <text:p text:style-name="P1"><text:tab/>publication_media = models.CharField(max_length=45, blank=True)</text:p>
      <text:p text:style-name="P1"></text:p>
      <text:p text:style-name="P1"><text:tab/>def __str__(self):</text:p>
      <text:p text:style-name="P1"><text:tab/><text:tab/>return self.publication_name</text:p>
      <text:p text:style-name="P1"></text:p>
      <text:p text:style-name="P1"></text:p>
      <text:p text:style-name="P1"></text:p>
      <text:p text:style-name="P1"><text:soft-page-break/>#many to many</text:p>
      <text:p text:style-name="P1">class SetCollection(models.Model):</text:p>
      <text:p text:style-name="P1"><text:tab/>set_collection_name = models.CharField(max_length=45, blank=True)</text:p>
      <text:p text:style-name="P1"><text:tab/>set_collection_piece = models.ManyToManyField(Piece, through="setCollection_link_piece")</text:p>
      <text:p text:style-name="P1"><text:tab/>setcollection_location = models.CharField(max_length=45, blank=True)</text:p>
      <text:p text:style-name="P1"></text:p>
      <text:p text:style-name="P1"><text:tab/>def __str__(self):</text:p>
      <text:p text:style-name="P1"><text:tab/><text:tab/>return self.set_collection_name</text:p>
      <text:p text:style-name="P1"></text:p>
      <text:p text:style-name="P1">class setCollection_link_piece(models.Model):</text:p>
      <text:p text:style-name="P1"><text:tab/>Piece = models.ForeignKey(Piece)</text:p>
      <text:p text:style-name="P1"><text:tab/>SetCollection = models.ForeignKey(SetCollection)</text:p>
      <text:p text:style-name="P1"><text:tab/>date = models.DateField(blank=True, null=True)</text:p>
      <text:p text:style-name="P1"><text:tab/>description = models.CharField(max_length=1000, blank=True)</text:p>
      <text:p text:style-name="P1"></text:p>
      <text:p text:style-name="P1"><text:tab/>def __str__(self):</text:p>
      <text:p text:style-name="P1"><text:tab/><text:tab/>return "setCollection_link_piece"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1:50:44.626799209</meta:creation-date>
    <dc:date>2015-01-12T11:56:43.755975473</dc:date>
    <meta:editing-duration>P0D</meta:editing-duration>
    <meta:editing-cycles>1</meta:editing-cycles>
    <meta:document-statistic meta:table-count="0" meta:image-count="0" meta:object-count="0" meta:page-count="5" meta:paragraph-count="212" meta:word-count="506" meta:character-count="6910" meta:non-whitespace-character-count="6210"/>
    <meta:generator>LibreOffice/4.2.7.2$Linux_X86_64 LibreOffice_project/420m0$Build-2</meta:generator>
  </office:meta>
</office:document-meta>
</file>